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</office:automatic-styles>
  <office:body>
    <office:text text:use-soft-page-breaks="true">
      <text:p text:style-name="P1">Uji coba performance spring boot application menggunakan jmeter.</text:p>
      <text:p text:style-name="Standard"/>
      <text:p text:style-name="Standard">Aplikasi di jalankan di digital ocean dengan spesifikasi droplet :</text:p>
      <text:p text:style-name="Standard">- 1 VCPU</text:p>
      <text:p text:style-name="Standard">- 1 GB Memory</text:p>
      <text:p text:style-name="Standard"/>
      <text:p text:style-name="P2">Menjalankan Spring Boot dengan JMX :</text:p>
      <text:p text:style-name="Standard"><text:span text:style-name="T3"><text:tab/></text:span>Tujuan menjalankan spring dengan JMX adalah melakukan profiling CPU, memory, thread pada aplikasi tersebut. Hanya di jalankan di proses development.</text:p>
      <text:list text:style-name="LFO1" text:continue-numbering="true">
        <text:list-item>
          <text:p text:style-name="P4">git clone<text:s/><text:a xlink:href="https://github.com/tribudiyono39/spring-performance.git" office:target-frame-name="_top" xlink:show="replace"><text:span text:style-name="Hyperlink">https://github.com/tribudiyono39/spring-performance.git</text:span></text:a></text:p>
        </text:list-item>
        <text:list-item>
          <text:p text:style-name="P5">cd<text:s/>rest-api-example/</text:p>
        </text:list-item>
        <text:list-item>
          <text:p text:style-name="P6">mvn install</text:p>
        </text:list-item>
        <text:list-item>
          <text:p text:style-name="P7">java -Dcom.sun.management.jmxremote -Dcom.sun.management.jmxremote.port=9030 -Dcom.sun.management.jmxremote.rmi.port=9030 -Dcom.sun.management.jmxremote.authenticate=false -Dcom.sun.management.jmxremote.ssl=false -Djava.rmi.server.hostname=167.71.200.162 -jar target/rest-api-example-0.0.1-SNAPSHOT.jar</text:p>
        </text:list-item>
        <text:list-item>
          <text:p text:style-name="P8">lakukan monitoring aplikasi tersebut melalui visualvm. Caranya bisa liat di sini<text:s/><text:a xlink:href="https://medium.com/codefountain/monitoring-using-java-visualvm-a25203d36390" office:target-frame-name="_top" xlink:show="replace"><text:span text:style-name="Hyperlink">https://medium.com/codefountain/monitoring-using-java-visualvm-a25203d36390</text:span></text:a></text:p>
        </text:list-item>
      </text:list>
      <text:p text:style-name="Standard"/>
      <text:p text:style-name="Standard">Catatan Tak Beraturan :</text:p>
      <text:list text:style-name="LFO1" text:continue-numbering="true">
        <text:list-item>
          <text:p text:style-name="P9">sebelumnya menggunakan actuator dan mengekspos seluruh endpoint. Hasilnya,<text:s/>kinerja CPU sangat tinggi<text:s/>untuk concurrent request yang cukup rendah, seperti 100 concurent request.<text:s/>Belum di coba jika management endpoint yang dibuka hanya sebagian !. Tapi sangat perlu di pertimbangkan apakah menggunakan actuator atau tidak<text:s/>?<text:s/>Mungkin ini juga tergantung dengan jenis droplet yang digunakan, apalagi ini hanya 1VCPU.</text:p>
        </text:list-item>
      </text:list>
      <text:p text:style-name="Standard"/>
      <text:p text:style-name="Standard"/>
      <text:p text:style-name="Standard">Referensi :</text:p>
      <text:p text:style-name="Standard">-<text:s/><text:a xlink:href="https://jmeter.apache.org/download_jmeter.cgi" office:target-frame-name="_top" xlink:show="replace">https://jmeter.apache.org/download_jmeter.cgi</text:a></text:p>
      <text:p text:style-name="Standard">-<text:s/><text:a xlink:href="https://www.guru99.com/jmeter-performance-testing.html" office:target-frame-name="_top" xlink:show="replace">https://www.guru99.com/jmeter-performance-testing.html</text:a></text:p>
      <text:p text:style-name="Standard">-<text:s/><text:a xlink:href="https://medium.com/@chamikakasun/rest-api-load-testing-with-apache-jmeter-a4d25ea2b7b6" office:target-frame-name="_top" xlink:show="replace">https://medium.com/@chamikakasun/rest-api-load-testing-with-apache-jmeter-a4d25ea2b7b6</text:a></text:p>
      <text:p text:style-name="Standard">-<text:s/><text:a xlink:href="https://stackabuse.com/monitoring-spring-boot-apps-with-micrometer-prometheus-and-grafana/" office:target-frame-name="_top" xlink:show="replace">https://stackabuse.com/monitoring-spring-boot-apps-with-micrometer-prometheus-and-grafana/</text:a></text:p>
      <text:p text:style-name="Standard">-<text:s/><text:a xlink:href="https://medium.com/codefountain/monitoring-using-java-visualvm-a25203d36390" office:target-frame-name="_top" xlink:show="replace"><text:span text:style-name="Hyperlink">https://medium.com/codefountain/monitoring-using-java-visualvm-a25203d36390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i Budiyono</dc:creator>
    <meta:creation-date>2020-02-16T21:22:00Z</meta:creation-date>
    <dc:date>2020-02-18T10:54:00Z</dc:date>
    <meta:template xlink:href="Normal.dotm" xlink:type="simple"/>
    <meta:editing-cycles>17</meta:editing-cycles>
    <meta:editing-duration>PT8940S</meta:editing-duration>
    <meta:document-statistic meta:page-count="1" meta:paragraph-count="4" meta:word-count="346" meta:character-count="2317" meta:row-count="16" meta:non-whitespace-character-count="1975"/>
  </office:meta>
</office:document-meta>
</file>